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12.755cm"/>
    </style:style>
    <style:style style:name="co9" style:family="table-column">
      <style:table-column-properties fo:break-before="auto" style:column-width="12.726cm"/>
    </style:style>
    <style:style style:name="co10" style:family="table-column">
      <style:table-column-properties fo:break-before="auto" style:column-width="9.929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4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Membres_20_du_20_groupe">
      <style:table-properties table:display="true" style:writing-mode="lr-tb"/>
    </style:style>
    <style:style style:name="ta2" style:family="table" style:master-page-name="PageStyle_5f_Etapes_20_0_20_à_20_5">
      <style:table-properties table:display="true" style:writing-mode="lr-tb"/>
    </style:style>
    <style:style style:name="ta3" style:family="table" style:master-page-name="PageStyle_5f_Etapes_20_6_20_à_20_10">
      <style:table-properties table:display="true" style:writing-mode="lr-tb"/>
    </style:style>
    <style:style style:name="ta4" style:family="table" style:master-page-name="PageStyle_5f_Participatio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bres du grou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Bilan SAE S2.02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Groupe de TP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1 :</text:p>
          </table:table-cell>
          <table:table-cell table:style-name="ce2" office:value-type="string" calcext:value-type="string">
            <text:p>KOLODZIEJSKI</text:p>
          </table:table-cell>
          <table:table-cell table:style-name="ce2" office:value-type="string" calcext:value-type="string">
            <text:p>Carl</text:p>
          </table:table-cell>
          <table:table-cell table:style-name="ce2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2 :</text:p>
          </table:table-cell>
          <table:table-cell table:style-name="ce2" office:value-type="string" calcext:value-type="string">
            <text:p>GOUMZI</text:p>
          </table:table-cell>
          <table:table-cell table:style-name="ce2" office:value-type="string" calcext:value-type="string">
            <text:p>Clément</text:p>
          </table:table-cell>
          <table:table-cell table:style-name="ce2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3 :</text:p>
          </table:table-cell>
          <table:table-cell table:style-name="ce2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4 :</text:p>
          </table:table-cell>
          <table:table-cell table:style-name="ce2" table:number-columns-repeated="3"/>
          <table:table-cell table:number-columns-repeated="16379"/>
        </table:table-row>
      </table:table>
      <table:table table:name="Etapes 0 à 5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Bilan Etapes 0 à 5</text:p>
          </table:table-cell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ce1"/>
          <table:table-cell table:style-name="ce1" office:value-type="string" calcext:value-type="string">
            <text:p>Réalisée total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Etape 0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ape 1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ape 2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ape 3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>
            <text:p>Etape 4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ape 5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tape_1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2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tape_4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5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ilan.xlsx</text:p>
          </table:table-cell>
          <table:table-cell office:value-type="string" calcext:value-type="string">
            <text:p>Oui/Non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La trace d'affichage est la même que celle dans trace_test_suites.pdf ?</text:p>
          </table:table-cell>
          <table:table-cell table:style-name="ce6" office:value-type="string" calcext:value-type="string">
            <text:p>Si Non, donnez des explications …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est de SuiteExplicite (étape 2)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</table:table>
      <table:table table:name="Etapes 6 à 10" table:style-name="ta3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Bilan Etapes 6 à 10</text:p>
          </table:table-cell>
          <table:table-cell table:style-name="ce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éalisée complèt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Etape 6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Etape 7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Etape 8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Etape 9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Etape 10</text:p>
          </table:table-cell>
          <table:table-cell table:style-name="ce1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tape_6_diagramme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diagramme_final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sources_sweet.zip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bilan.xlsx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trace d'affichage est la même que celle dans trace_test_suites.pdf ?</text:p>
          </table:table-cell>
          <table:table-cell office:value-type="string" calcext:value-type="string">
            <text:p>Si Non, donnez des explications …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Test de SuiteLineair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co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Logis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même que celle de l'énoncé</text:p>
          </table:table-cell>
          <table:table-cell office:value-type="string" calcext:value-type="string">
            <text:p>Si non, quelles sont les différences ?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7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7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</table:table>
      <table:table table:name="Participation" table:style-name="ta4">
        <table:table-column table:style-name="co6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onnez en pourcentage la participation de chque membre du groupe ?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0_20_à_20_5" style:display-name="PageStyle_Etapes 0 à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s_20_du_20_groupe" style:display-name="PageStyle_Membres du grou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6_20_à_20_10" style:display-name="PageStyle_Etapes 6 à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losa</meta:initial-creator>
    <dc:creator>Mathilde Konury</dc:creator>
    <meta:creation-date>2015-06-05T18:17:20</meta:creation-date>
    <dc:date>2024-06-04T09:17:36.576000000</dc:date>
    <meta:editing-duration>PT47S</meta:editing-duration>
    <meta:generator>LibreOffice/24.2.3.2$Windows_X86_64 LibreOffice_project/433d9c2ded56988e8a90e6b2e771ee4e6a5ab2ba</meta:generator>
    <meta:editing-cycles>1</meta:editing-cycles>
    <meta:document-statistic meta:table-count="4" meta:cell-count="110" meta:object-count="0"/>
    <meta:user-defined meta:name="AppVersion">16.0300</meta:user-defined>
  </office:meta>
</office:document-meta>
</file>